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Text_20_body">
      <style:text-properties officeooo:rsid="001e4102" officeooo:paragraph-rsid="001e4102"/>
    </style:style>
    <style:style style:name="T1" style:family="text">
      <style:text-properties officeooo:rsid="001e3f92"/>
    </style:style>
    <style:style style:name="T2" style:family="text">
      <style:text-properties officeooo:rsid="001fcc9d"/>
    </style:style>
    <style:style style:name="T3" style:family="text">
      <style:text-properties officeooo:rsid="002037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Life in a refugee camp is not easy.</text:p>
      <text:p text:style-name="Text_20_body">For one thing there is not enough food to eat. For another thing water for <text:span text:style-name="T1">washing and drinking is scarce. Also there is limited space and furthermore there are no utilities like electricity and running water.</text:span></text:p>
      <text:p text:style-name="Text_20_body"/>
      <text:p text:style-name="P1">Conventional <text:span text:style-name="T3">u</text:span>niversities differ from <text:span text:style-name="T3">u</text:span>niversities of applied <text:span text:style-name="T3">s</text:span>ciences in several ways. Firstly <text:span text:style-name="T3">u</text:span>niversities of applied <text:span text:style-name="T3">s</text:span>ciences offer a lot less <text:span text:style-name="T3">fields of study. In addition the curriculum at UOAS’s are a lot more practice oriented while normal universities are more theoretical in their approach. Finally UOAS’s have usually smaller classes than universities which results in a more personal atmosphere. Taking all these things into account a UOAS’s may offer a better education if you are planning on entering the workforce after graduating whereas a normal university is probably better if you’re thinking about getting a Ph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12:15:06.908333487</meta:creation-date>
    <dc:date>2017-10-25T12:54:36.559564209</dc:date>
    <meta:editing-duration>PT18M58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3" meta:word-count="140" meta:character-count="874" meta:non-whitespace-character-count="737"/>
  </office:meta>
</office:document-meta>
</file>